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Create a function:</text:span> Write a function `greet` that takes a name as a parameter and prints 'Hello, &lt;name&gt;!'.</text:p>
      <text:p text:style-name="Standard"/>
      <text:p text:style-name="Standard"/>
      <text:p text:style-name="Standard"><text:span text:style-name="T1">2. Sum function:</text:span> Write a function `sumNumbers` that takes two numbers as parameters and returns their sum.</text:p>
      <text:p text:style-name="Standard"/>
      <text:p text:style-name="Standard"/>
      <text:p text:style-name="Standard"><text:span text:style-name="T1">3. Check even or odd</text:span>: Write a function `isEven` that takes a number and returns `true` if it's even and `false` if it's odd.</text:p>
      <text:p text:style-name="Standard"/>
      <text:p text:style-name="Standard"/>
      <text:p text:style-name="Standard"><text:span text:style-name="T1">4. Factorial</text:span>: Write a function `factorial` that returns the factorial of a given number using recursion.</text:p>
      <text:p text:style-name="Standard"/>
      <text:p text:style-name="Standard"/>
      <text:p text:style-name="Standard"><text:span text:style-name="T1">5. Palindrome check</text:span>: Write a function `isPalindrome` that checks if a given string is a palindrome.</text:p>
      <text:p text:style-name="Standard"/>
      <text:p text:style-name="Standard"/>
      <text:p text:style-name="Standard"><text:span text:style-name="T1">6. Find maximum</text:span>: Write a function `findMax` that takes an array of numbers and returns the largest one.</text:p>
      <text:p text:style-name="Standard"/>
      <text:p text:style-name="Standard"/>
      <text:p text:style-name="Standard"><text:span text:style-name="T1">7. Fibonacci</text:span>: Write a function `fibonacci` that returns the nth number in the Fibonacci sequence.</text:p>
      <text:p text:style-name="Standard"/>
      <text:p text:style-name="Standard"/>
      <text:p text:style-name="Standard"><text:span text:style-name="T1">8. String reversal:</text:span> Write a function `reverseString` that reverses a given string.</text:p>
      <text:p text:style-name="Standard"/>
      <text:p text:style-name="Standard"/>
      <text:p text:style-name="Standard"><text:span text:style-name="T1">9. Array filter: </text:span>Write a function `filterArray` that takes an array and a callback function, returning a new array with elements that satisfy the callback condition.</text:p>
      <text:p text:style-name="Standard"/>
      <text:p text:style-name="Standard"/>
      <text:p text:style-name="Standard"><text:span text:style-name="T1">10. Prime check:</text:span> Write a function `isPrime` that checks whether a given number is prim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0-09T07:40:48.338510167</dc:date>
    <meta:editing-duration>PT1M45S</meta:editing-duration>
    <meta:editing-cycles>1</meta:editing-cycles>
    <meta:document-statistic meta:table-count="0" meta:image-count="0" meta:object-count="0" meta:page-count="1" meta:paragraph-count="10" meta:word-count="178" meta:character-count="1076" meta:non-whitespace-character-count="908"/>
  </office:meta>
</office:document-meta>
</file>